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mittanceAdvice"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mittanceAdvice">
            <text:p>RemittanceAdvice</text:p>
          </table:table-cell>
          <table:table-cell table:style-name="ce2" office:value-type="string">
            <text:p>Remittance Advice. Details</text:p>
          </table:table-cell>
          <table:table-cell table:style-name="ce2" office:value-type="string"/>
          <table:table-cell table:style-name="ce2" office:value-type="string">
            <text:p>Remittance Advic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details of an actual paymen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mittance Advice. UBL Vers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mittance Advice. Customizat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mittance Advice. Profile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mittance Advice. Profile Execut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mittance Advice. Identifier</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Remittance Advice assigned by the Debto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mittance Advice. Copy_ Indicator. Indicator</text:p>
          </table:table-cell>
          <table:table-cell table:style-name="ce3" office:value-type="string"/>
          <table:table-cell office:value-type="string" table:style-name="ce3">
            <text:p>Remittance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mittance Advice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mittance Advice. UUID. Identifier</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mittance Advice. Issue Date. Date</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Debtor on which the Remittance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mittance Advice. Issue Time. Time</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Debtor at which the Remittance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Remittance Advice. Note. Text</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mittance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Remittance Advice. Document_ Currency Code. Code</text:p>
          </table:table-cell>
          <table:table-cell table:style-name="ce3" office:value-type="string"/>
          <table:table-cell office:value-type="string" table:style-name="ce3">
            <text:p>Remittance Advice</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efault currency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TotalDebitAmount" table:style-name="ce3">
            <text:p>TotalDebitAmount</text:p>
          </table:table-cell>
          <table:table-cell office:value-type="string" table:style-name="ce3">
            <text:p>Remittance Advice. Total_ Debi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Debit</text:p>
          </table:table-cell>
          <table:table-cell office:value-type="string" table:style-name="ce3">
            <text:p>Amount</text:p>
          </table:table-cell>
          <table:table-cell office:value-type="string" table:style-name="ce3">
            <text:p>Deb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s of all debit amounts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otalCreditAmount" table:style-name="ce3">
            <text:p>TotalCreditAmount</text:p>
          </table:table-cell>
          <table:table-cell office:value-type="string" table:style-name="ce3">
            <text:p>Remittance Advice. Total_ Credi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Credit</text:p>
          </table:table-cell>
          <table:table-cell office:value-type="string" table:style-name="ce3">
            <text:p>Amount</text:p>
          </table:table-cell>
          <table:table-cell office:value-type="string" table:style-name="ce3">
            <text:p>Cred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s of all credit amounts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TotalPaymentAmount" table:style-name="ce3">
            <text:p>TotalPaymentAmount</text:p>
          </table:table-cell>
          <table:table-cell office:value-type="string" table:style-name="ce3">
            <text:p>Remittance Advice. Total_ Paymen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Payment</text:p>
          </table:table-cell>
          <table:table-cell office:value-type="string" table:style-name="ce3">
            <text:p>Amount</text:p>
          </table:table-cell>
          <table:table-cell office:value-type="string" table:style-name="ce3">
            <text:p>Paymen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payable amount for the Remittance Advice (positiv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PaymentOrderReference" table:style-name="ce3">
            <text:p>PaymentOrderReference</text:p>
          </table:table-cell>
          <table:table-cell office:value-type="string" table:style-name="ce3">
            <text:p>Remittance Advice. Payment Order Reference. Text</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ayment Order</text:p>
          </table:table-cell>
          <table:table-cell office:value-type="string" table:style-name="ce3">
            <text:p>Reference</text:p>
          </table:table-cell>
          <table:table-cell office:value-type="string" table:style-name="ce3">
            <text:p>Payment Order 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to the order for payment from the Payer to the Payer s bank.</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6) changed from <text:s/>A reference to the Payment Order (from the Payer to the Payer s bank). <text:s text:c="2"/>to <text:s/>An internal reference to the order for payment from the Payer to the Payer s bank. </text:p>
          </table:table-cell>
          <table:table-cell table:number-columns-repeated="992"/>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ayerReference" table:style-name="ce3">
            <text:p>PayerReference</text:p>
          </table:table-cell>
          <table:table-cell office:value-type="string" table:style-name="ce3">
            <text:p>Remittance Advice. Payer_ Reference. Text</text:p>
          </table:table-cell>
          <table:table-cell table:style-name="ce3" office:value-type="string"/>
          <table:table-cell office:value-type="string" table:style-name="ce3">
            <text:p>Remittance Advice</text:p>
          </table:table-cell>
          <table:table-cell office:value-type="string" table:style-name="ce3">
            <text:p>Payer</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to the Payer s order for pay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7) changed from <text:s/>The Payer; s internal reference for the payment. <text:s/>to <text:s/>An internal reference to the Payer s order for payment. </text:p>
          </table:table-cell>
          <table:table-cell table:number-columns-repeated="992"/>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InvoicingPartyReference" table:style-name="ce3">
            <text:p>InvoicingPartyReference</text:p>
          </table:table-cell>
          <table:table-cell office:value-type="string" table:style-name="ce3">
            <text:p>Remittance Advice. Invoicing Party_ Reference. Text</text:p>
          </table:table-cell>
          <table:table-cell table:style-name="ce3" office:value-type="string"/>
          <table:table-cell office:value-type="string" table:style-name="ce3">
            <text:p>Remittance Advice</text:p>
          </table:table-cell>
          <table:table-cell office:value-type="string" table:style-name="ce3">
            <text:p>Invoicing Party</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of the order for payment for the Invoicing Party. This may have been requested by the Payee of the Payer to accompany their remit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cell table:number-columns-repeated="992"/>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LineCountNumeric" table:style-name="ce3">
            <text:p>LineCountNumeric</text:p>
          </table:table-cell>
          <table:table-cell office:value-type="string" table:style-name="ce3">
            <text:p>Remittance Advice. Line Count. Numeric</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4" office:value-type="string">
            <text:p>Remittance Advice. Invoice_ Period. Period</text:p>
          </table:table-cell>
          <table:table-cell table:style-name="ce4" office:value-type="string"/>
          <table:table-cell table:style-name="ce4" office:value-type="string">
            <text:p>Remittance Advice</text:p>
          </table:table-cell>
          <table:table-cell table:style-name="ce4" office:value-type="string">
            <text:p>Invoice</text:p>
          </table:table-cell>
          <table:table-cell table:style-name="ce4" office:value-type="string"/>
          <table:table-cell table:style-name="ce4" office:value-type="string"/>
          <table:table-cell table:style-name="ce4" table:formula="of:=[.M21]"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Remittance Advice with an Invoicing Period rather than a specific Invoi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4" office:value-type="string">
            <text:p>Remittance Advice. Billing Reference</text:p>
          </table:table-cell>
          <table:table-cell table:style-name="ce4" office:value-type="string"/>
          <table:table-cell table:style-name="ce4" office:value-type="string">
            <text:p>Remittance Advice</text:p>
          </table:table-cell>
          <table:table-cell table:style-name="ce4" office:value-type="string"/>
          <table:table-cell table:style-name="ce4" office:value-type="string"/>
          <table:table-cell table:style-name="ce4" office:value-type="string"/>
          <table:table-cell table:style-name="ce4" table:formula="of:=[.M22]" office:value-type="string" office:string-value="Billing Reference">
            <text:p>Billing Reference</text:p>
          </table:table-cell>
          <table:table-cell table:style-name="ce4" office:value-type="string">
            <text:p>Billing Reference</text:p>
          </table:table-cell>
          <table:table-cell table:style-name="ce4" table:number-columns-repeated="3" office:value-type="string"/>
          <table:table-cell table:style-name="ce4" office:value-type="string">
            <text:p>Billing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Billing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4" office:value-type="string">
            <text:p>Remittance Advice. Additional_ Document Reference. Document Reference</text:p>
          </table:table-cell>
          <table:table-cell table:style-name="ce4" office:value-type="string"/>
          <table:table-cell table:style-name="ce4" office:value-type="string">
            <text:p>Remittance Advice</text:p>
          </table:table-cell>
          <table:table-cell table:style-name="ce4" office:value-type="string">
            <text:p>Additional</text:p>
          </table:table-cell>
          <table:table-cell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4" office:value-type="string">
            <text:p>Remittance Advice. Signature</text:p>
          </table:table-cell>
          <table:table-cell table:style-name="ce4" office:value-type="string"/>
          <table:table-cell table:style-name="ce4" office:value-type="string">
            <text:p>Remittance Advice</text:p>
          </table:table-cell>
          <table:table-cell table:style-name="ce4" office:value-type="string"/>
          <table:table-cell table:style-name="ce4" office:value-type="string"/>
          <table:table-cell table:style-name="ce4" office:value-type="string"/>
          <table:table-cell table:style-name="ce4" table:formula="of:=[.M2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4" office:value-type="string">
            <text:p>Remittance Advice. Accounting_ Customer Party. Customer Party</text:p>
          </table:table-cell>
          <table:table-cell table:style-name="ce4" office:value-type="string"/>
          <table:table-cell table:style-name="ce4" office:value-type="string">
            <text:p>Remittance Advice</text:p>
          </table:table-cell>
          <table:table-cell table:style-name="ce4" office:value-type="string">
            <text:p>Accounting</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4" office:value-type="string">
            <text:p>Remittance Advice. Accounting_ Supplier Party. Supplier Party</text:p>
          </table:table-cell>
          <table:table-cell table:style-name="ce4" office:value-type="string"/>
          <table:table-cell table:style-name="ce4" office:value-type="string">
            <text:p>Remittance Advice</text:p>
          </table:table-cell>
          <table:table-cell table:style-name="ce4" office:value-type="string">
            <text:p>Accounting</text:p>
          </table:table-cell>
          <table:table-cell table:style-name="ce4" office:value-type="string"/>
          <table:table-cell table:style-name="ce4" office:value-type="string"/>
          <table:table-cell table:style-name="ce4" table:formula="of:=[.M26]"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4" office:value-type="string">
            <text:p>Remittance Advice. Payee_ Party. Party</text:p>
          </table:table-cell>
          <table:table-cell table:style-name="ce4" office:value-type="string"/>
          <table:table-cell table:style-name="ce4" office:value-type="string">
            <text:p>Remittance Advice</text:p>
          </table:table-cell>
          <table:table-cell table:style-name="ce4" office:value-type="string">
            <text:p>Payee</text:p>
          </table:table-cell>
          <table:table-cell table:style-name="ce4" office:value-type="string"/>
          <table:table-cell table:style-name="ce4" office:value-type="string"/>
          <table:table-cell table:style-name="ce4" table:formula="of:=[.M2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4" office:value-type="string">
            <text:p>Remittance Advice. Payment Means</text:p>
          </table:table-cell>
          <table:table-cell table:style-name="ce4" office:value-type="string"/>
          <table:table-cell table:style-name="ce4" office:value-type="string">
            <text:p>Remittance Advice</text:p>
          </table:table-cell>
          <table:table-cell table:style-name="ce4" office:value-type="string"/>
          <table:table-cell table:style-name="ce4" office:value-type="string"/>
          <table:table-cell table:style-name="ce4" office:value-type="string"/>
          <table:table-cell table:style-name="ce4" table:formula="of:=[.M28]"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4" office:value-type="string">
            <text:p>Remittance Advice. Tax Total</text:p>
          </table:table-cell>
          <table:table-cell table:style-name="ce4" office:value-type="string"/>
          <table:table-cell table:style-name="ce4" office:value-type="string">
            <text:p>Remittance Advice</text:p>
          </table:table-cell>
          <table:table-cell table:style-name="ce4" office:value-type="string"/>
          <table:table-cell table:style-name="ce4" office:value-type="string"/>
          <table:table-cell table:style-name="ce4" office:value-type="string"/>
          <table:table-cell table:style-name="ce4" table:formula="of:=[.M29]"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ax Total.</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4" office:value-type="string">
            <text:p>Remittance Advice. Remittance Advice Line</text:p>
          </table:table-cell>
          <table:table-cell table:style-name="ce4" office:value-type="string"/>
          <table:table-cell table:style-name="ce4" office:value-type="string">
            <text:p>Remittance Advice</text:p>
          </table:table-cell>
          <table:table-cell table:style-name="ce4" office:value-type="string"/>
          <table:table-cell table:style-name="ce4" office:value-type="string"/>
          <table:table-cell table:style-name="ce4" office:value-type="string"/>
          <table:table-cell table:style-name="ce4" table:formula="of:=[.M30]" office:value-type="string" office:string-value="Remittance Advice Line">
            <text:p>Remittance Advice Line</text:p>
          </table:table-cell>
          <table:table-cell table:style-name="ce4" office:value-type="string">
            <text:p>Remittance Advice Line</text:p>
          </table:table-cell>
          <table:table-cell table:style-name="ce4" table:number-columns-repeated="3" office:value-type="string"/>
          <table:table-cell table:style-name="ce4" office:value-type="string">
            <text:p>Remittance Advic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Remittance Advic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